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1a2cdc"/>
    </style:style>
    <style:style style:name="T11" style:family="text">
      <style:text-properties officeooo:rsid="0021818f"/>
    </style:style>
    <style:style style:name="T12" style:family="text">
      <style:text-properties officeooo:rsid="0023188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2485995609" text:style-name="L1">
        <text:list-item>
          <text:p text:style-name="P12">m is the length of the query sequence. </text:p>
        </text:list-item>
        <text:list-item>
          <text:p text:style-name="P12">n is the length of the database (i.e., the sum of all the lengths of all the sequences in the database). </text:p>
        </text:list-item>
        <text:list-item>
          <text:p text:style-name="P12">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11">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9"> </text:span><text:span text:style-name="T10">Transformamos la función del e-valor en una que recibe K y lambda como parámetros</text:span></text:p>
      <text:p text:style-name="P8"><text:span text:style-name="T10"/></text:p>
      <text:p text:style-name="P9"><text:span text:style-name="T10">«Unexpected error occurred while getting the proteins from the fasta file: [Errno 2] No existe el archivo o el directorio: './proteins.fasta'</text:span><text:span text:style-name="T9">».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1">No ha habido </text:span><text:soft-page-break/><text:span text:style-name="T11">tiempo para diseñar una solución más sofisticada al problema de la cola de tareas </text:span><text:span text:style-name="T12">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7-07T20:16:55.923562629</dc:date>
    <meta:editing-duration>PT1H52M9S</meta:editing-duration>
    <meta:editing-cycles>9</meta:editing-cycles>
    <meta:generator>LibreOffice/7.3.7.2$Linux_X86_64 LibreOffice_project/30$Build-2</meta:generator>
    <meta:document-statistic meta:table-count="0" meta:image-count="0" meta:object-count="0" meta:page-count="2" meta:paragraph-count="20" meta:word-count="520" meta:character-count="3088" meta:non-whitespace-character-count="2588"/>
  </office:meta>
</office:document-meta>
</file>